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47423311262572099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29746198534908975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074930011110560169"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630289719606178130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60981584302830732"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186940142775849183"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2089750773733295505"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97860076765365348"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505917" text:continue-list="list2089750773733295505"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22236453810539781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50509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524112"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529527"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530431"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534426"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34109493677080613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856682392568919491"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45003746181731565"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508126" text:continue-numbering="true" text:style-name="L12">
        <text:list-item>
          <text:list>
            <text:list-header>
              <text:p text:style-name="P212">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512189799835569727" text:style-name="L13">
        <text:list-item>
          <text:list>
            <text:list-header>
              <text:p text:style-name="P201">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856005410837787907"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06387884582294902" text:style-name="L15">
        <text:list-item>
          <text:list>
            <text:list-header>
              <text:p text:style-name="P181">1.5 miles averaging about 9:40/mile and rest 1 min</text:p>
            </text:list-header>
          </text:list>
        </text:list-item>
      </text:list>
      <text:p text:style-name="P24">1 mile in 8:26 and rest 2 min</text:p>
      <text:list xml:id="list1398721946800287347"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220942094733498202" text:style-name="L17">
        <text:list-item>
          <text:list>
            <text:list-header>
              <text:p text:style-name="P183">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531203" text:continue-numbering="true" text:style-name="L17">
        <text:list-item>
          <text:list>
            <text:list-header>
              <text:p text:style-name="P183">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3950032889508006669"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14843202824104427"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623963490085542491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517930" text:continue-list="list314843202824104427" text:style-name="L19">
        <text:list-item>
          <text:list>
            <text:list-header>
              <text:p text:style-name="P185">(Pace*HR)=1240</text:p>
            </text:list-header>
          </text:list>
        </text:list-item>
      </text:list>
      <text:list xml:id="list34513423" text:continue-list="list3950032889508006669" text:style-name="L18">
        <text:list-item>
          <text:list>
            <text:list-header>
              <text:p text:style-name="P184">2 miles at 10:46/mile Ave HR= 121 bpm and rest a few minutes</text:p>
            </text:list-header>
          </text:list>
        </text:list-item>
      </text:list>
      <text:list xml:id="list34535369" text:continue-list="list34517930"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34506638"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379858643730628392"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872776496121953245"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76333139324529429"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620288985219320652"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177295388905943085"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618174320331397707"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34507368" text:continue-numbering="true" text:style-name="L26">
        <text:list-item>
          <text:list>
            <text:list-header>
              <text:p text:style-name="P189">0.1 mile lead in to a 4 mile run</text:p>
              <text:p text:style-name="P204">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536729"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814500771485915005"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16275115056628147"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9102108738513906608"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504812730740051965"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779226533679534860"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393390283740092116" text:style-name="L32">
        <text:list-item>
          <text:list>
            <text:list-header>
              <text:p text:style-name="P195">0.25 miles in 2:54</text:p>
              <text:p text:style-name="P195">1 mile in 9:21 going faster as I ran and ending at around 8:30 pace</text:p>
            </text:list-header>
          </text:list>
        </text:list-item>
      </text:list>
      <text:list xml:id="list7490180332509809391"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80507042182793666"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932758086232081037"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445773630755404839"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10"><text:span text:style-name="T3"/></text:p>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s), (8:39, 1 mile), (5:19, ½ miles)</text:span></text:p>
      <text:p text:style-name="P10"><text:soft-page-break/></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260968955873491156"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6T14:26:13.12</dc:date>
    <dc:creator>James Lombardi</dc:creator>
    <meta:editing-duration>P27DT6H4M40S</meta:editing-duration>
    <meta:editing-cycles>2023</meta:editing-cycles>
    <meta:generator>OpenOffice/4.1.2$Win32 OpenOffice.org_project/412m3$Build-9782</meta:generator>
    <meta:document-statistic meta:table-count="0" meta:image-count="9" meta:object-count="0" meta:page-count="201" meta:paragraph-count="5824" meta:word-count="63048" meta:character-count="323145"/>
  </office:meta>
</office:document-meta>
</file>